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15cm"/>
    </style:style>
    <style:style style:name="gr2" style:family="graphic" style:parent-style-name="standard">
      <style:graphic-properties draw:stroke="solid" svg:stroke-color="#000000" draw:fill="none" draw:fill-color="#ffffff" fo:min-height="9.149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svg:stroke-width="0.1cm" svg:stroke-color="#11111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solid" svg:stroke-color="#000000" draw:fill="none" draw:fill-color="#ffffff" fo:min-height="4.75cm"/>
    </style:style>
    <style:style style:name="gr8" style:family="graphic" style:parent-style-name="standard">
      <style:graphic-properties draw:stroke="solid" svg:stroke-color="#000000" draw:fill="none" draw:fill-color="#ffffff" fo:min-height="4.849cm"/>
    </style:style>
    <style:style style:name="gr9" style:family="graphic" style:parent-style-name="standard">
      <style:graphic-properties draw:stroke="solid" svg:stroke-color="#000000" draw:fill="none" draw:fill-color="#ffffff" fo:min-height="7.35cm"/>
    </style:style>
    <style:style style:name="gr10" style:family="graphic" style:parent-style-name="standard">
      <style:graphic-properties draw:stroke="solid" svg:stroke-color="#000000" draw:fill="none" draw:fill-color="#ffffff" fo:min-height="7.549cm"/>
    </style:style>
    <style:style style:name="gr11" style:family="graphic" style:parent-style-name="standard">
      <style:graphic-properties draw:stroke="solid" svg:stroke-color="#000000" draw:fill="none" draw:fill-color="#ffffff" fo:min-height="8.95cm"/>
    </style:style>
    <style:style style:name="gr12" style:family="graphic" style:parent-style-name="objectwithoutfill">
      <style:graphic-properties draw:stroke="dash" draw:stroke-dash="Dashed_20__28_var_29_" svg:stroke-width="0cm" svg:stroke-color="#111111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solid" svg:stroke-color="#000000" draw:fill="none" draw:fill-color="#ffffff" fo:min-height="7.249cm"/>
    </style:style>
    <style:style style:name="gr14" style:family="graphic" style:parent-style-name="standard">
      <style:graphic-properties draw:stroke="solid" svg:stroke-color="#000000" draw:fill="none" draw:fill-color="#ffffff" fo:min-height="7.548cm"/>
    </style:style>
    <style:style style:name="gr15" style:family="graphic" style:parent-style-name="objectwithoutfill">
      <style:graphic-properties svg:stroke-width="0.05cm" svg:stroke-color="#111111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none" draw:fill-color="#ffffff" fo:min-height="4.55cm"/>
    </style:style>
    <style:style style:name="gr18" style:family="graphic" style:parent-style-name="standard">
      <style:graphic-properties draw:stroke="solid" svg:stroke-color="#000000" draw:fill="none" draw:fill-color="#ffffff" fo:min-height="4.749cm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100%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579d1c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7e0021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0066cc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7e0021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579d1c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6666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7e0021" style:text-line-through-style="solid" style:text-line-through-type="single" fo:font-size="10pt" fo:font-weight="bold" style:font-size-asian="10pt" style:font-weight-asian="bold" style:font-size-complex="10pt" style:font-weight-complex="bold" style:text-overline-style="none" style:text-overline-color="font-color"/>
    </style:style>
    <style:style style:name="T12" style:family="text">
      <style:text-properties style:use-window-font-color="true" style:text-line-through-style="none" style:text-line-through-type="non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7e0021" style:text-line-through-style="none" style:text-line-through-type="none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style:text-line-through-style="none" style:text-line-through-type="none" fo:font-size="10pt" fo:font-weight="bold" style:font-size-asian="10pt" style:font-weight-asian="bold" style:font-size-complex="10pt" style:font-weight-complex="600"/>
    </style:style>
    <style:style style:name="T16" style:family="text">
      <style:text-properties style:use-window-font-color="true" style:text-line-through-style="none" style:text-line-through-type="none" fo:font-size="10pt" fo:font-weight="bold" style:font-size-asian="10pt" style:font-weight-asian="bold" style:font-size-complex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cm" svg:height="9.405cm" svg:x="1.8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1">B</text:span></text:p>
            <text:p><text:span text:style-name="T1">4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1</text:span><text:span text:style-name="T1"><text:tab/></text:span><text:span text:style-name="T1">B</text:span></text:p>
            <text:p><text:span text:style-name="T1">12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1">B</text:span></text:p>
            <text:p><text:span text:style-name="T1">18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1">C</text:span></text:p>
            <text:p><text:span text:style-name="T1">21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5.401cm" svg:y="7.901cm">
          <draw:text-box>
            <text:p><text:span text:style-name="T1">7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B</text:span></text:p>
            <text:p><text:span text:style-name="T1">11</text:span><text:span text:style-name="T1"><text:tab/></text:span><text:span text:style-name="T1">A</text:span></text:p>
            <text:p><text:span text:style-name="T1">12</text:span><text:span text:style-name="T1"><text:tab/></text:span><text:span text:style-name="T1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1">B</text:span></text:p>
            <text:p><text:span text:style-name="T1">19</text:span><text:span text:style-name="T1"><text:tab/></text:span><text:span text:style-name="T1">A</text:span></text:p>
            <text:p><text:span text:style-name="T1">21</text:span><text:span text:style-name="T1"><text:tab/></text:span><text:span text:style-name="T1">B</text:span></text:p>
            <text:p><text:span text:style-name="T1">22</text:span><text:span text:style-name="T1"><text:tab/></text:span><text:span text:style-name="T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1">C</text:span></text:p>
            <text:p><text:span text:style-name="T1">25</text:span><text:span text:style-name="T1"><text:tab/></text:span><text:span text:style-name="T1">D</text:span></text:p>
          </draw:text-box>
        </draw:frame>
        <draw:frame draw:style-name="gr3" draw:text-style-name="P3" draw:layer="layout" svg:width="6.3cm" svg:height="1.081cm" svg:x="1.7cm" svg:y="17.6cm">
          <draw:text-box>
            <text:p><text:span text:style-name="T2">Original traces and 3 given blocks :</text:span></text:p>
            <text:p text:style-name="P2"><text:span text:style-name="T2"><text:s text:c="13"/></text:span><text:span text:style-name="T2">{</text:span><text:span text:style-name="T3">BAC</text:span><text:span text:style-name="T4">, </text:span><text:span text:style-name="T5">BA,</text:span><text:span text:style-name="T4"> </text:span><text:span text:style-name="T6">CD</text:span><text:span text:style-name="T2">}</text:span></text:p>
          </draw:text-box>
        </draw:frame>
        <draw:frame draw:style-name="gr1" draw:text-style-name="P1" draw:layer="layout" svg:width="2.4cm" svg:height="9.405cm" svg:x="10.2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0">C</text:span></text:p>
            <text:p><text:span text:style-name="T1">23</text:span><text:span text:style-name="T1"><text:tab/></text:span><text:span text:style-name="T10">D</text:span></text:p>
          </draw:text-box>
        </draw:frame>
        <draw:frame draw:style-name="gr2" draw:text-style-name="P1" draw:layer="layout" svg:width="2.4cm" svg:height="9.399cm" svg:x="13.801cm" svg:y="7.901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line draw:style-name="gr4" draw:text-style-name="P4" draw:layer="layout" svg:x1="8cm" svg:y1="12.2cm" svg:x2="9.8cm" svg:y2="12.2cm">
          <text:p/>
        </draw:line>
        <draw:frame draw:style-name="gr5" draw:text-style-name="P4" draw:layer="layout" svg:width="2.011cm" svg:height="1.006cm" svg:x="2cm" svg:y="7.3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602cm" svg:height="0.539cm" svg:x="5.701cm" svg:y="7.3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2.011cm" svg:height="1.006cm" svg:x="10.501cm" svg:y="7.3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0.602cm" svg:height="0.539cm" svg:x="14.202cm" svg:y="7.3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4" draw:layer="layout" svg:width="0.2cm" svg:height="0.6cm" svg:x="12cm" svg:y="8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2cm" svg:y="10.9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2.1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4.5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5.7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2cm" svg:y="8.1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4cm" svg:y="9.0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0.5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1.3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2.5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5cm" svg:x="10.1cm" svg:y="17.601cm">
          <draw:text-box>
            <text:p><text:span text:style-name="T2">Blocks to remove are selected</text:span></text:p>
          </draw:text-box>
        </draw:frame>
      </draw:page>
      <draw:page draw:name="page2" draw:style-name="dp1" draw:master-page-name="Standard">
        <draw:frame draw:style-name="gr7" draw:text-style-name="P1" draw:layer="layout" svg:width="2.1cm" svg:height="5.027cm" svg:x="7.6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8" draw:text-style-name="P1" draw:layer="layout" svg:width="2.099cm" svg:height="5.099cm" svg:x="11.201cm" svg:y="7.901cm">
          <draw:text-box>
            <text:p><text:span text:style-name="T1">13</text:span><text:span text:style-name="T1"><text:tab/></text:span><text:span text:style-name="T1">C</text:span></text:p>
            <text:p><text:span text:style-name="T1">23</text:span><text:span text:style-name="T1"><text:tab/></text:span><text:span text:style-name="T1">B</text:span></text:p>
            <text:p><text:span text:style-name="T1"/></text:p>
          </draw:text-box>
        </draw:frame>
        <draw:frame draw:style-name="gr5" draw:text-style-name="P4" draw:layer="layout" svg:width="0.471cm" svg:height="0.539cm" svg:x="7.602cm" svg:y="7.39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0.47cm" svg:height="0.539cm" svg:x="11.303cm" svg:y="7.39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3" draw:style-name="dp1" draw:master-page-name="Standard">
        <draw:frame draw:style-name="gr9" draw:text-style-name="P1" draw:layer="layout" svg:width="2.4cm" svg:height="7.813cm" svg:x="1.801cm" svg:y="7.9cm">
          <draw:text-box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1</text:span><text:span text:style-name="T1"><text:tab/></text:span><text:span text:style-name="T1">B</text:span></text:p>
            <text:p><text:span text:style-name="T1">12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1">B</text:span></text:p>
            <text:p><text:span text:style-name="T1">18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1">C</text:span></text:p>
            <text:p><text:span text:style-name="T1">21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10" draw:text-style-name="P1" draw:layer="layout" svg:width="2.4cm" svg:height="7.799cm" svg:x="5.402cm" svg:y="7.901cm">
          <draw:text-box>
            <text:p><text:span text:style-name="T1">10</text:span><text:span text:style-name="T1"><text:tab/></text:span><text:span text:style-name="T1">B</text:span></text:p>
            <text:p><text:span text:style-name="T1">11</text:span><text:span text:style-name="T1"><text:tab/></text:span><text:span text:style-name="T1">A</text:span></text:p>
            <text:p><text:span text:style-name="T1">12</text:span><text:span text:style-name="T1"><text:tab/></text:span><text:span text:style-name="T1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1">B</text:span></text:p>
            <text:p><text:span text:style-name="T1">19</text:span><text:span text:style-name="T1"><text:tab/></text:span><text:span text:style-name="T1">A</text:span></text:p>
            <text:p><text:span text:style-name="T1">21</text:span><text:span text:style-name="T1"><text:tab/></text:span><text:span text:style-name="T1">B</text:span></text:p>
            <text:p><text:span text:style-name="T1">27</text:span><text:span text:style-name="T1"><text:tab/></text:span><text:span text:style-name="T1">A</text:span></text:p>
            <text:p><text:span text:style-name="T1">28</text:span><text:span text:style-name="T1"><text:tab/></text:span><text:span text:style-name="T1">B</text:span></text:p>
            <text:p><text:span text:style-name="T1">29</text:span><text:span text:style-name="T1"><text:tab/></text:span><text:span text:style-name="T1">C</text:span></text:p>
            <text:p><text:span text:style-name="T1">30</text:span><text:span text:style-name="T1"><text:tab/></text:span><text:span text:style-name="T1">D</text:span></text:p>
          </draw:text-box>
        </draw:frame>
        <draw:frame draw:style-name="gr11" draw:text-style-name="P1" draw:layer="layout" svg:width="2.4cm" svg:height="9.405cm" svg:x="9.301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2">3</text:span><text:span text:style-name="T12"><text:tab/></text:span><text:span text:style-name="T13">B</text:span></text:p>
            <text:p><text:span text:style-name="T12">4</text:span><text:span text:style-name="T12"><text:tab/></text:span><text:span text:style-name="T13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4">C</text:span></text:p>
            <text:p><text:span text:style-name="T1">23</text:span><text:span text:style-name="T1"><text:tab/></text:span><text:span text:style-name="T14">D</text:span></text:p>
          </draw:text-box>
        </draw:frame>
        <draw:frame draw:style-name="gr2" draw:text-style-name="P1" draw:layer="layout" svg:width="2.4cm" svg:height="9.399cm" svg:x="12.902cm" svg:y="7.901cm">
          <draw:text-box>
            <text:p><text:span text:style-name="T12">7</text:span><text:span text:style-name="T12"><text:tab/></text:span><text:span text:style-name="T13">B</text:span></text:p>
            <text:p><text:span text:style-name="T12">9</text:span><text:span text:style-name="T12"><text:tab/></text:span><text:span text:style-name="T13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line draw:style-name="gr12" draw:text-style-name="P4" draw:layer="layout" svg:x1="8.1cm" svg:y1="12.2cm" svg:x2="9.2cm" svg:y2="12.2cm">
          <text:p/>
        </draw:line>
        <draw:frame draw:style-name="gr3" draw:text-style-name="P3" draw:layer="layout" svg:width="6.3cm" svg:height="1.081cm" svg:x="1.7cm" svg:y="15.901cm">
          <draw:text-box>
            <text:p text:style-name="P4"><text:span text:style-name="T2">Original traces and an ordered set of blocks : {</text:span><text:span text:style-name="T3">BAC</text:span><text:span text:style-name="T4">, </text:span><text:span text:style-name="T5">BA,</text:span><text:span text:style-name="T4"> </text:span><text:span text:style-name="T6">CD</text:span><text:span text:style-name="T2">}</text:span></text:p>
          </draw:text-box>
        </draw:frame>
        <draw:frame draw:style-name="gr5" draw:text-style-name="P4" draw:layer="layout" svg:width="0.602cm" svg:height="0.539cm" svg:x="5.702cm" svg:y="7.3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4" draw:layer="layout" svg:width="0.602cm" svg:height="0.539cm" svg:x="13.203cm" svg:y="7.39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1" draw:layer="layout" svg:width="2.4cm" svg:height="7.813cm" svg:x="16.877cm" svg:y="7.901cm">
          <draw:text-box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14" draw:text-style-name="P1" draw:layer="layout" svg:width="2.4cm" svg:height="7.798cm" svg:x="20.478cm" svg:y="7.902cm">
          <draw:text-box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7</text:span><text:span text:style-name="T1"><text:tab/></text:span><text:span text:style-name="T11">A</text:span></text:p>
            <text:p><text:span text:style-name="T1">28</text:span><text:span text:style-name="T1"><text:tab/></text:span><text:span text:style-name="T1">B</text:span></text:p>
            <text:p><text:span text:style-name="T1">29</text:span><text:span text:style-name="T1"><text:tab/></text:span><text:span text:style-name="T9">C</text:span></text:p>
            <text:p><text:span text:style-name="T1">30</text:span><text:span text:style-name="T1"><text:tab/></text:span><text:span text:style-name="T9">D</text:span></text:p>
          </draw:text-box>
        </draw:frame>
        <draw:line draw:style-name="gr15" draw:text-style-name="P4" draw:layer="layout" svg:x1="15.477cm" svg:y1="12.201cm" svg:x2="16.8cm" svg:y2="12.2cm">
          <text:p/>
        </draw:line>
        <draw:frame draw:style-name="gr5" draw:text-style-name="P4" draw:layer="layout" svg:width="2.011cm" svg:height="1.006cm" svg:x="16.978cm" svg:y="7.39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4" draw:layer="layout" svg:width="0.602cm" svg:height="0.539cm" svg:x="20.779cm" svg:y="7.39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4" draw:layer="layout" svg:width="0.196cm" svg:height="0.996cm" svg:x="22.28cm" svg:y="8.1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22.28cm" svg:y="9.7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22.28cm" svg:y="11.7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8.68cm" svg:y="10.505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4cm" svg:height="0.994cm" svg:x="18.682cm" svg:y="9.3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8.682cm" svg:y="14.1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4" draw:layer="layout" svg:width="0.4cm" svg:height="0.8cm" svg:x="10.7cm" svg:y="8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0.7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0.7cm" svg:y="1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4.3cm" svg:y="10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4.3cm" svg:y="11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0.7cm" svg:y="1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0.7cm" svg:y="1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0.8cm" svg:x="14.3cm" svg:y="1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cm" svg:height="1.081cm" svg:x="9.1cm" svg:y="17.602cm">
          <draw:text-box>
            <text:p text:style-name="P5"><text:span text:style-name="T2">Block </text:span><text:span text:style-name="T3">BAC</text:span><text:span text:style-name="T2"> is first identified, then block </text:span><text:span text:style-name="T5">BA</text:span><text:span text:style-name="T2"> and block </text:span><text:span text:style-name="T6">CD</text:span></text:p>
          </draw:text-box>
        </draw:frame>
        <draw:frame draw:style-name="gr5" draw:text-style-name="P4" draw:layer="layout" svg:width="1.798cm" svg:height="1.006cm" svg:x="9.502cm" svg:y="7.39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6" draw:text-style-name="P4" draw:layer="layout" svg:width="0.4cm" svg:height="1.1cm" svg:x="10.7cm" svg:y="10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1.1cm" svg:x="14.3cm" svg:y="8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98cm" svg:height="1.006cm" svg:x="1.802cm" svg:y="7.39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4" draw:style-name="dp1" draw:master-page-name="Standard">
        <draw:frame draw:style-name="gr17" draw:text-style-name="P1" draw:layer="layout" svg:width="2.4cm" svg:height="5.823cm" svg:x="7.6cm" svg:y="7.9cm">
          <draw:text-box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1">B</text:span></text:p>
            <text:p><text:span text:style-name="T1">18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18" draw:text-style-name="P1" draw:layer="layout" svg:width="2.4cm" svg:height="4.999cm" svg:x="11.201cm" svg:y="7.901cm">
          <draw:text-box>
            <text:p><text:span text:style-name="T1">13</text:span><text:span text:style-name="T1"><text:tab/></text:span><text:span text:style-name="T1">C</text:span></text:p>
            <text:p><text:span text:style-name="T1">21</text:span><text:span text:style-name="T1"><text:tab/></text:span><text:span text:style-name="T1">B</text:span></text:p>
            <text:p><text:span text:style-name="T1">27</text:span><text:span text:style-name="T1"><text:tab/></text:span><text:span text:style-name="T1">A</text:span></text:p>
            <text:p><text:span text:style-name="T1">28</text:span><text:span text:style-name="T1"><text:tab/></text:span><text:span text:style-name="T1">B</text:span></text:p>
            <text:p><text:span text:style-name="T1"/></text:p>
          </draw:text-box>
        </draw:frame>
        <draw:frame draw:style-name="gr5" draw:text-style-name="P4" draw:layer="layout" svg:width="0.471cm" svg:height="0.539cm" svg:x="7.603cm" svg:y="7.39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4" draw:layer="layout" svg:width="0.47cm" svg:height="0.539cm" svg:x="11.304cm" svg:y="7.39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page5" draw:style-name="dp1" draw:master-page-name="Standard">
        <draw:frame draw:style-name="gr1" draw:text-style-name="P1" draw:layer="layout" svg:width="2.4cm" svg:height="9.405cm" svg:x="10.201cm" svg:y="7.901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13.802cm" svg:y="7.902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frame draw:style-name="gr5" draw:text-style-name="P4" draw:layer="layout" svg:width="2.011cm" svg:height="1.006cm" svg:x="10.502cm" svg:y="7.39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4" draw:layer="layout" svg:width="0.602cm" svg:height="0.539cm" svg:x="14.203cm" svg:y="7.3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6" draw:text-style-name="P4" draw:layer="layout" svg:width="0.2cm" svg:height="0.6cm" svg:x="12.001cm" svg:y="8.9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3cm" svg:y="10.9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2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4.5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5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3cm" svg:y="8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5cm" svg:y="9.0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0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1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2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81cm" svg:x="10.2cm" svg:y="17.601cm">
          <draw:text-box>
            <text:p><text:span text:style-name="T2">Blocks <text:s/>{</text:span><text:span text:style-name="T3">BAC</text:span><text:span text:style-name="T4">, </text:span><text:span text:style-name="T5">BA,</text:span><text:span text:style-name="T4"> </text:span><text:span text:style-name="T6">CD</text:span><text:span text:style-name="T2">} effectively removed from original traces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2.4cm" svg:height="11.395cm" svg:x="10.201cm" svg:y="5.201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5</text:span><text:span text:style-name="T1"><text:tab/></text:span><text:span text:style-name="T1">A</text:span></text:p>
            <text:p><text:span text:style-name="T1">26</text:span><text:span text:style-name="T1"><text:tab/></text:span><text:span text:style-name="T1">A</text:span></text:p>
            <text:p><text:span text:style-name="T1">28</text:span><text:span text:style-name="T1"><text:tab/></text:span><text:span text:style-name="T1">A</text:span></text:p>
            <text:p><text:span text:style-name="T1">29</text:span><text:span text:style-name="T1"><text:tab/></text:span><text:span text:style-name="T1">A</text:span></text:p>
            <text:p><text:span text:style-name="T1">31</text:span><text:span text:style-name="T1"><text:tab/></text:span><text:span text:style-name="T1">A</text:span></text:p>
          </draw:text-box>
        </draw:frame>
        <draw:frame draw:style-name="gr2" draw:text-style-name="P1" draw:layer="layout" svg:width="2.4cm" svg:height="9.399cm" svg:x="13.802cm" svg:y="5.202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5">15</text:span><text:span text:style-name="T15"><text:tab/></text:span><text:span text:style-name="T15">A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  <text:p><text:span text:style-name="T16">27</text:span><text:span text:style-name="T16"><text:tab/></text:span><text:span text:style-name="T16">A</text:span></text:p>
          </draw:text-box>
        </draw:frame>
        <draw:frame draw:style-name="gr5" draw:text-style-name="P4" draw:layer="layout" svg:width="2.011cm" svg:height="1.006cm" svg:x="10.502cm" svg:y="4.69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4" draw:layer="layout" svg:width="0.602cm" svg:height="0.539cm" svg:x="14.203cm" svg:y="4.69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4" draw:layer="layout" svg:width="0.2cm" svg:height="0.6cm" svg:x="12.001cm" svg:y="6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3cm" svg:y="8.2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9.4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1.8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3.0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3cm" svg:y="5.4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5cm" svg:y="6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7.8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8.6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9.8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81cm" svg:x="10.2cm" svg:y="17.001cm">
          <draw:text-box>
            <text:p><text:span text:style-name="T2">Blocks <text:s/>{</text:span><text:span text:style-name="T3">BAC</text:span><text:span text:style-name="T4">, </text:span><text:span text:style-name="T5">BA,</text:span><text:span text:style-name="T4"> </text:span><text:span text:style-name="T6">CD</text:span><text:span text:style-name="T2">} effectively removed from original traces</text:span></text:p>
          </draw:text-box>
        </draw:frame>
      </draw:page>
      <draw:page draw:name="page7" draw:style-name="dp1" draw:master-page-name="Standard">
        <draw:frame draw:style-name="gr7" draw:text-style-name="P1" draw:layer="layout" svg:width="2.1cm" svg:height="7.813cm" svg:x="7.6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5</text:span><text:span text:style-name="T1"><text:tab/></text:span><text:span text:style-name="T1">A</text:span></text:p>
            <text:p><text:span text:style-name="T1">26</text:span><text:span text:style-name="T1"><text:tab/></text:span><text:span text:style-name="T1">A</text:span></text:p>
            <text:p><text:span text:style-name="T1">28</text:span><text:span text:style-name="T1"><text:tab/></text:span><text:span text:style-name="T1">A</text:span></text:p>
            <text:p><text:span text:style-name="T1">29</text:span><text:span text:style-name="T1"><text:tab/></text:span><text:span text:style-name="T1">A</text:span></text:p>
            <text:p><text:span text:style-name="T1">31</text:span><text:span text:style-name="T1"><text:tab/></text:span><text:span text:style-name="T1">A</text:span></text:p>
          </draw:text-box>
        </draw:frame>
        <draw:frame draw:style-name="gr8" draw:text-style-name="P1" draw:layer="layout" svg:width="2.099cm" svg:height="5.099cm" svg:x="11.201cm" svg:y="7.901cm">
          <draw:text-box>
            <text:p><text:span text:style-name="T1">13</text:span><text:span text:style-name="T1"><text:tab/></text:span><text:span text:style-name="T1">C</text:span></text:p>
            <text:p><text:span text:style-name="T15">15</text:span><text:span text:style-name="T15"><text:tab/></text:span><text:span text:style-name="T15">A</text:span></text:p>
            <text:p><text:span text:style-name="T1">23</text:span><text:span text:style-name="T1"><text:tab/></text:span><text:span text:style-name="T1">B</text:span></text:p>
            <text:p><text:span text:style-name="T15">27</text:span><text:span text:style-name="T15"><text:tab/></text:span><text:span text:style-name="T15">A</text:span></text:p>
            <text:p><text:span text:style-name="T1"/></text:p>
          </draw:text-box>
        </draw:frame>
        <draw:frame draw:style-name="gr5" draw:text-style-name="P4" draw:layer="layout" svg:width="0.471cm" svg:height="0.539cm" svg:x="7.602cm" svg:y="7.39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0.47cm" svg:height="0.539cm" svg:x="11.303cm" svg:y="7.39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7T13:18:57.126154834</meta:creation-date>
    <meta:editing-duration>PT19H38M8S</meta:editing-duration>
    <meta:editing-cycles>13</meta:editing-cycles>
    <meta:generator>LibreOffice/4.2.6.3$Linux_X86_64 LibreOffice_project/420m0$Build-3</meta:generator>
    <dc:date>2014-11-16T15:35:59.355123558</dc:date>
    <meta:document-statistic meta:object-count="96"/>
  </office:meta>
</office:document-meta>
</file>

<file path=Object 1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0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1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2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3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4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5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6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7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8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9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2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20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3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4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5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6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7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8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9/content.xml><?xml version="1.0" encoding="utf-8"?>
<math xmlns="http://www.w3.org/1998/Math/MathML" display="block">
  <semantics>
    <msub>
      <mi>T</mi>
      <mi>r</mi>
    </msub>
    <annotation encoding="StarMath 5.0">T_r
</annotation>
  </semantics>
</math>
</file>